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5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5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8</text:p>
          </table:table-cell>
          <table:table-cell office:value-type="string" table:style-name="ce12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5">
            <text:p>TC_19</text:p>
          </table:table-cell>
          <table:table-cell office:value-type="string" table:style-name="ce12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3"/>
        </table:table-row>
        <table:table-row table:style-name="ro7">
          <table:table-cell office:value-type="string" table:style-name="ce5">
            <text:p>TC_20</text:p>
          </table:table-cell>
          <table:table-cell office:value-type="string" table:style-name="ce13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21</text:p>
          </table:table-cell>
          <table:table-cell office:value-type="string" table:style-name="ce13">
            <text:p>Home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2</text:p>
          </table:table-cell>
          <table:table-cell office:value-type="string" table:style-name="ce13">
            <text:p>Add a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TC_23</text:p>
          </table:table-cell>
          <table:table-cell office:value-type="string" table:style-name="ce13">
            <text:p>Edit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  <text:p>2. <text:s/>W3C Markup Validator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25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6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2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6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9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1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9">
            <text:p>BUG_8</text:p>
          </table:table-cell>
          <table:table-cell office:value-type="string" table:style-name="ce12">
            <text:p>Home' page not responsive when web browser resized</text:p>
          </table:table-cell>
          <table:table-cell office:value-type="string" table:style-name="ce9">
            <text:p>TC_18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8</text:p>
          </table:table-cell>
          <table:table-cell office:value-type="string" table:style-name="ce12">
            <text:p>Add a computer' page not responsive when web browser resized</text:p>
          </table:table-cell>
          <table:table-cell office:value-type="string" table:style-name="ce9">
            <text:p>TC_19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9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BUG_9</text:p>
          </table:table-cell>
          <table:table-cell office:value-type="string" table:style-name="ce12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5:34:44Z</dc:date>
  </office:meta>
</office:document-meta>
</file>